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d7e8" officeooo:paragraph-rsid="0005d7e8"/>
    </style:style>
    <style:style style:name="P2" style:family="paragraph" style:parent-style-name="Standard">
      <style:paragraph-properties fo:text-align="center" style:justify-single-word="false"/>
      <style:text-properties officeooo:rsid="0005d7e8" officeooo:paragraph-rsid="0005d7e8"/>
    </style:style>
    <style:style style:name="P3" style:family="paragraph" style:parent-style-name="Standard">
      <style:text-properties officeooo:rsid="00067178" officeooo:paragraph-rsid="00067178"/>
    </style:style>
    <style:style style:name="P4" style:family="paragraph" style:parent-style-name="Standard">
      <style:text-properties officeooo:rsid="00083bcb" officeooo:paragraph-rsid="00083bcb"/>
    </style:style>
    <style:style style:name="P5" style:family="paragraph" style:parent-style-name="Standard">
      <style:text-properties officeooo:rsid="00083bcb" officeooo:paragraph-rsid="000a0f27"/>
    </style:style>
    <style:style style:name="P6" style:family="paragraph" style:parent-style-name="Standard">
      <style:text-properties officeooo:rsid="000a0f27" officeooo:paragraph-rsid="000a0f27"/>
    </style:style>
    <style:style style:name="T1" style:family="text">
      <style:text-properties style:text-position="super 58%"/>
    </style:style>
    <style:style style:name="T2" style:family="text">
      <style:text-properties officeooo:rsid="00067178"/>
    </style:style>
    <style:style style:name="T3" style:family="text">
      <style:text-properties officeooo:rsid="000852fa"/>
    </style:style>
    <style:style style:name="T4" style:family="text">
      <style:text-properties officeooo:rsid="000a0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fficient Type Checking</text:p>
      <text:p text:style-name="P2">by Sven Nilsen, 2019</text:p>
      <text:p text:style-name="P1"/>
      <text:p text:style-name="P1">A sub-type is isomorphic to propositions <text:span text:style-name="T2">about existence of symbols in a free form grammar sentence, </text:span>joined by `∧` and `⊻`. Since brute-force theorem proving in propositional logic has runtime complexity `O(2<text:span text:style-name="T1">N</text:span>)` for `N` propositions, I suggest using the following <text:span text:style-name="T2">data structure for type checking (in Rust)</text:span>:</text:p>
      <text:p text:style-name="P1"/>
      <text:p text:style-name="P1"><text:tab/>enum Adt {</text:p>
      <text:p text:style-name="P1"><text:tab/> <text:s text:c="3"/>Leaf(usize),</text:p>
      <text:p text:style-name="P1"><text:tab/> <text:s text:c="3"/>Prod(Vec&lt;Adt&gt;),</text:p>
      <text:p text:style-name="P1"><text:tab/> <text:s text:c="3"/>Sum(Vec&lt;Adt&gt;),</text:p>
      <text:p text:style-name="P1"><text:tab/>}</text:p>
      <text:p text:style-name="P1"/>
      <text:p text:style-name="P3">The name `Adt` means “Abstract Data Type”.</text:p>
      <text:p text:style-name="P1"/>
      <text:p text:style-name="P1">Here, a leaf refers to some external symbol <text:span text:style-name="T2">which operations might depend on context.</text:span></text:p>
      <text:p text:style-name="P1"/>
      <text:p text:style-name="P3">A product is ordered, such that the commutative property does not hold:</text:p>
      <text:p text:style-name="P3"/>
      <text:p text:style-name="P3"><text:tab/>a · b = b · a<text:tab/><text:tab/>: false</text:p>
      <text:p text:style-name="P3"/>
      <text:p text:style-name="P4">A sum is unordered, such that the commutative property does hold:</text:p>
      <text:p text:style-name="P4"/>
      <text:p text:style-name="P4"><text:tab/>a + b = b + a<text:tab/><text:tab/>: true</text:p>
      <text:p text:style-name="P4"/>
      <text:p text:style-name="P6">This means that one can prove things like:</text:p>
      <text:p text:style-name="P6"/>
      <text:p text:style-name="P6"><text:tab/>a <text:span text:style-name="T2">· </text:span>(b + c) = <text:s/><text:span text:style-name="T2">a · b </text:span>+ a <text:span text:style-name="T2">· </text:span>c</text:p>
      <text:p text:style-name="P4"/>
      <text:p text:style-name="P4">Since the product is ordered, one can reuse leaf indices, for example:</text:p>
      <text:p text:style-name="P4"/>
      <text:p text:style-name="P4"><text:tab/>false := Leaf(0)</text:p>
      <text:p text:style-name="P4"><text:tab/>true := Leaf(1)</text:p>
      <text:p text:style-name="P4"><text:tab/>bool := Sum(false, true)</text:p>
      <text:p text:style-name="P4"/>
      <text:p text:style-name="P4"><text:tab/>none := Leaf(0)</text:p>
      <text:p text:style-name="P4"><text:tab/>some(x) := Prod(Leaf(1), x)</text:p>
      <text:p text:style-name="P4"><text:tab/>opt<text:span text:style-name="T4">(</text:span>x<text:span text:style-name="T4">)</text:span> := Sum(none, some(x))</text:p>
      <text:p text:style-name="P4"/>
      <text:p text:style-name="P5">The `none` leaf <text:span text:style-name="T3">never collides with `false` leaf, because whenever `none` is used, it is known that the type is `opt[T]` instead of `bool` from the context.</text:span></text:p>
      <text:p text:style-name="P5"/>
      <text:p text:style-name="P5"><text:span text:style-name="T4">For example, a union sub-type `bool | opt[T]` is defined as following:</text:span></text:p>
      <text:p text:style-name="P5"/>
      <text:p text:style-name="P5"><text:tab/><text:span text:style-name="T4">bool | opt(x) := Sum(Prod(Leaf(0), bool), Prod(Leaf(1), opt(x))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4:32:18.824599000</meta:creation-date>
    <dc:date>2019-03-10T15:41:21.219662000</dc:date>
    <meta:editing-duration>PT7M1S</meta:editing-duration>
    <meta:editing-cycles>1</meta:editing-cycles>
    <meta:document-statistic meta:table-count="0" meta:image-count="0" meta:object-count="0" meta:page-count="1" meta:paragraph-count="26" meta:word-count="224" meta:character-count="1290" meta:non-whitespace-character-count="1062"/>
    <meta:generator>LibreOffice/5.1.2.2$MacOSX_X86_64 LibreOffice_project/d3bf12ecb743fc0d20e0be0c58ca359301eb705f</meta:generator>
  </office:meta>
</office:document-meta>
</file>